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E0000017D9A8C0F16BB375E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383cm" svg:height="10.08cm" svg:x="3.734cm" svg:y="5.469cm">
          <draw:image xlink:href="Pictures/100000010000034E0000017D9A8C0F16BB375EA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12:16:20.928606744</meta:creation-date>
    <dc:date>2023-08-25T12:24:03.755486954</dc:date>
    <meta:editing-duration>PT7M42S</meta:editing-duration>
    <meta:editing-cycles>3</meta:editing-cycles>
    <meta:generator>LibreOffice/7.3.7.2$Linux_X86_64 LibreOffice_project/30$Build-2</meta:generator>
    <meta:document-statistic meta:object-count="1"/>
  </office:meta>
</office:document-meta>
</file>